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31614" officeooo:paragraph-rsid="00031614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31614" officeooo:paragraph-rsid="00031614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bold" officeooo:rsid="00031614" officeooo:paragraph-rsid="00031614" style:font-size-asian="10.5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bold" officeooo:rsid="00031614" officeooo:paragraph-rsid="00031614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bold" officeooo:rsid="000415e4" officeooo:paragraph-rsid="000415e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1614" officeooo:paragraph-rsid="0003161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15e4" officeooo:paragraph-rsid="000415e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31614" officeooo:paragraph-rsid="00031614" style:font-size-asian="11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style:font-size-asian="9.60000038146973pt" style:font-size-complex="11pt"/>
    </style:style>
    <style:style style:name="T4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YUDA PARA LA COMPILACIÓN Y EJECUCIÓN DEL BANCO DE PRUEBAS</text:p>
      <text:p text:style-name="P2"/>
      <text:p text:style-name="P3">INTEGRANTES DEL GRUPO:</text:p>
      <text:p text:style-name="P6"><text:tab/><text:span text:style-name="T2">Sergio del Ser Muñoz</text:span></text:p>
      <text:p text:style-name="P8"><text:tab/>Tania Lema …</text:p>
      <text:p text:style-name="P6"/>
      <text:p text:style-name="P3">ALGORITMO DE ORDENACIÓN DE UN ARRAY DE 10.000 NÚMEROS:</text:p>
      <text:p text:style-name="P3"><text:tab/><text:span text:style-name="T5">Este programa realiza una ordenación de un array de 10000 números, siendo obtenidos por lectura de un archivo con extensión .txt, y posteriormente siendo guardados de manera ordenada (ascendentemente).</text:span></text:p>
      <text:p text:style-name="P3"><text:span text:style-name="T1"/></text:p>
      <text:p text:style-name="P3">CAMBIO DE COLOR DE UNA IMAGEN:</text:p>
      <text:p text:style-name="P3"><text:tab/><text:span text:style-name="T4">Este programa transforma una imagen obtenida mediante la elección del usuario en otra modificada en tonos rojizos guardadas en una dirección de destino.</text:span></text:p>
      <text:p text:style-name="P6"/>
      <text:p text:style-name="P3">COMPILACIÓN:</text:p>
      <text:p text:style-name="P3"><text:tab/><text:span text:style-name="T4">Para la correcta compilación del programa se debe modificar:</text:span></text:p>
      <text:list xml:id="list3994206917" text:style-name="L1">
        <text:list-item>
          <text:p text:style-name="P4"><text:span text:style-name="T4">ALGORITMO DE ORDENACIÓN:</text:span></text:p>
        </text:list-item>
      </text:list>
      <text:p text:style-name="P3"><text:span text:style-name="T4"><text:tab/><text:tab/><text:tab/>- Dirección del archivo con los números. Se debe modificar para cada usuario con la <text:tab/><text:tab/><text:tab/>ruta de directorios en la que se encuentre el archivo .txt con los números.</text:span></text:p>
      <text:p text:style-name="P3"><text:span text:style-name="T4"/></text:p>
      <text:p text:style-name="P3"><text:span text:style-name="T4"><text:tab/><text:tab/><text:tab/>-Dirección en la cual se guardarán los números ordenados. Se debe modificar para <text:tab/><text:tab/><text:tab/>cada usuario con la ruta de directorios en la que se quiere guardar el archivo con los <text:tab/><text:tab/><text:tab/>números ordenados.</text:span></text:p>
      <text:p text:style-name="P3"><text:span text:style-name="T4"/></text:p>
      <text:list xml:id="list222104881028626" text:continue-numbering="true" text:style-name="L1">
        <text:list-item>
          <text:p text:style-name="P4"><text:span text:style-name="T4">CAMBIO DE COLOR DE IMAGEN:</text:span></text:p>
          <text:list>
            <text:list-item>
              <text:list>
                <text:list-header>
                  <text:p text:style-name="P4"><text:span text:style-name="T4">-Dirección en la cual se quiere guardar la imagen modificada en tonos rojizos. Cada usuario debe modificar la ruta de directorios en la que quiere guardar la nueva imagen.</text:span></text:p>
                </text:list-header>
              </text:list>
            </text:list-item>
          </text:list>
        </text:list-item>
      </text:list>
      <text:p text:style-name="P5">EJECUCIÓN:</text:p>
      <text:p text:style-name="P7"><text:tab/><text:span text:style-name="T3">Después de haber realizado los cambios anteriormente citados, la práctica debe ejecutar correctam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21:59:47.883522779</meta:creation-date>
    <dc:date>2019-04-10T22:21:03.636580630</dc:date>
    <meta:editing-duration>PT1M19S</meta:editing-duration>
    <meta:editing-cycles>1</meta:editing-cycles>
    <meta:document-statistic meta:table-count="0" meta:image-count="0" meta:object-count="0" meta:page-count="1" meta:paragraph-count="17" meta:word-count="212" meta:character-count="1323" meta:non-whitespace-character-count="1110"/>
    <meta:generator>LibreOffice/6.0.7.3$Linux_X86_64 LibreOffice_project/00m0$Build-3</meta:generator>
  </office:meta>
</office:document-meta>
</file>